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722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72229" officeooo:paragraph-rsid="0017222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72229" officeooo:paragraph-rsid="00172229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574ef" officeooo:paragraph-rsid="00180d8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ae7d" officeooo:paragraph-rsid="00eeae7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00de8" officeooo:paragraph-rsid="00f00de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335b6" officeooo:paragraph-rsid="00f335b6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68ecf" officeooo:paragraph-rsid="00f68ecf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8a5ff" officeooo:paragraph-rsid="00f8a5f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b5673" officeooo:paragraph-rsid="00fb567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4f0c" officeooo:paragraph-rsid="00fc4f0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d9460" officeooo:paragraph-rsid="00fd9460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e4bf4" officeooo:paragraph-rsid="00fe4bf4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0432d" officeooo:paragraph-rsid="0100432d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10772" officeooo:paragraph-rsid="0101077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15730" officeooo:paragraph-rsid="0101573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f55ae4" officeooo:paragraph-rsid="00f55ae4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00432d" officeooo:paragraph-rsid="0100432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015730" officeooo:paragraph-rsid="0101573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039d31" officeooo:paragraph-rsid="01039d3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normal" officeooo:rsid="00180d8c" officeooo:paragraph-rsid="00180d8c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 officeooo:rsid="00fa8221"/>
    </style:style>
    <style:style style:name="T2" style:family="text">
      <style:text-properties style:text-underline-style="solid" style:text-underline-width="auto" style:text-underline-color="font-color" officeooo:rsid="0106586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104bbb2"/>
    </style:style>
    <style:style style:name="T5" style:family="text">
      <style:text-properties officeooo:rsid="007b0a37"/>
    </style:style>
    <style:style style:name="T6" style:family="text">
      <style:text-properties officeooo:rsid="00f016b8"/>
    </style:style>
    <style:style style:name="T7" style:family="text">
      <style:text-properties officeooo:rsid="00f34f16"/>
    </style:style>
    <style:style style:name="T8" style:family="text">
      <style:text-properties officeooo:rsid="00f5d2b4"/>
    </style:style>
    <style:style style:name="T9" style:family="text">
      <style:text-properties officeooo:rsid="00f7249c"/>
    </style:style>
    <style:style style:name="T10" style:family="text">
      <style:text-properties officeooo:rsid="00f9e9ec"/>
    </style:style>
    <style:style style:name="T11" style:family="text">
      <style:text-properties officeooo:rsid="00fa8221"/>
    </style:style>
    <style:style style:name="T12" style:family="text">
      <style:text-properties officeooo:rsid="00fd6d16"/>
    </style:style>
    <style:style style:name="T13" style:family="text">
      <style:text-properties officeooo:rsid="00fe7688"/>
    </style:style>
    <style:style style:name="T14" style:family="text">
      <style:text-properties officeooo:rsid="00ff90db"/>
    </style:style>
    <style:style style:name="T15" style:family="text">
      <style:text-properties officeooo:rsid="01011982"/>
    </style:style>
    <style:style style:name="T16" style:family="text">
      <style:text-properties officeooo:rsid="0102a306"/>
    </style:style>
    <style:style style:name="T17" style:family="text">
      <style:text-properties officeooo:rsid="0105082f"/>
    </style:style>
    <style:style style:name="T18" style:family="text">
      <style:text-properties officeooo:rsid="010658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artie I : Les fondateurs de la discipline</text:p>
      <text:p text:style-name="P3"/>
      <text:p text:style-name="P3"/>
      <text:p text:style-name="P3"/>
      <text:p text:style-name="P21">Séance <text:span text:style-name="T5">2 : Norbert Elias et Pierre Bourdieu : Processus de civilisation et reproduction sociale.</text:span></text:p>
      <text:p text:style-name="P21"/>
      <text:p text:style-name="P4"/>
      <text:p text:style-name="P17">Pierre Bourdieu :</text:p>
      <text:p text:style-name="P4"/>
      <text:p text:style-name="P5">La reproduction sociale est une mécanisme utilisé par la classe dominante, afin de transmettre de manière légitime leurs privilèges, positions sociales à leurs enfants dans une société qui parle d’égalité et de liberté.</text:p>
      <text:p text:style-name="P5"/>
      <text:p text:style-name="P6">Pierre Bourdieu considère que la société est constituée de classes sociales, et qu’elle sont condamnées au conflit permanent car elles n’ont pas les même int<text:span text:style-name="T6">érêts, du fait d’une désaccord la redistribution et la possession des moyens de production dans la société.</text:span></text:p>
      <text:p text:style-name="P6"/>
      <text:p text:style-name="P7">Il est influencé par Marx, mais est un grand lecteur de Weber, et dépasse l’opposition stérile entre les Weberiste et les Marxistes. <text:span text:style-name="T7">Selon lui la société est caractérisé par des rapports de force, et des rapports de sens (concept de violence symbolique).</text:span></text:p>
      <text:p text:style-name="P7"/>
      <text:p text:style-name="P17"/>
      <text:p text:style-name="P17">I. <text:span text:style-name="T8">Pierre Bourdieu, un sociologue engagé</text:span></text:p>
      <text:p text:style-name="P17"/>
      <text:p text:style-name="P17"/>
      <text:p text:style-name="P8">Né en 1930 dans le Sud-Ouest, Normalien (école des élites), agrégé de philosophie il en prendra ses distances car il pense que la philosophie ne peut lui expliquer le monde.<text:line-break/><text:span text:style-name="T9">C’est un « Provincial qui observe les pouvoirs », il est totalement étranger à son milieu.</text:span></text:p>
      <text:p text:style-name="P8"/>
      <text:p text:style-name="P9">1958 – 1960 : <text:span text:style-name="T10">Enseignant à Alger et c’est en Algérie qu’il va penser la question de domination (</text:span><text:span text:style-name="T1">Sociologie de l’Algérie</text:span><text:span text:style-name="T11">), dans la société Kabyle.</text:span></text:p>
      <text:p text:style-name="P9"/>
      <text:p text:style-name="P10">Selon lui une des missions de la sociologie est de dévoiler les mécanismes voilés de la domination. <text:span text:style-name="T17">(</text:span><text:span text:style-name="T2">La misère du Monde</text:span><text:span text:style-name="T18">)</text:span></text:p>
      <text:p text:style-name="P10"/>
      <text:p text:style-name="P11">Il intègre ensuite l’école des hautes études en sciences sociales (EHESS), puis le collège de France. <text:span text:style-name="T12">Il fonde l’ARSS (acte de recherche en sciences sociales).</text:span></text:p>
      <text:p text:style-name="P11"/>
      <text:p text:style-name="P12"><text:soft-page-break/>Fils de son époque (années 50), il est influencé par le structuralisme de Marx <text:span text:style-name="T14">(idée de classe et de domination)</text:span>, mais emprunte à Max Weber l’idée de la légitimité (se faire obéir sans faire acte de violence) :</text:p>
      <text:p text:style-name="P13">1. La légitimité traditionnelle (Roi)</text:p>
      <text:p text:style-name="P13">2. La légitimité charismatique (Homme exceptionnel dans une situation exceptionnelle, De Gaulle)</text:p>
      <text:p text:style-name="P13">3. <text:span text:style-name="T13">Légitimité rationnelle légale (Droit, démocratie).</text:span></text:p>
      <text:p text:style-name="P12"/>
      <text:p text:style-name="P18"/>
      <text:p text:style-name="P18"/>
      <text:p text:style-name="P18">II. La démarche sociologique chez Pierre Bourdieu</text:p>
      <text:p text:style-name="P18"/>
      <text:p text:style-name="P14"/>
      <text:p text:style-name="P15">Pierre Bourdieu est un sociologue critique (pas de sociologie administrative). <text:span text:style-name="T15">Selon lui on ne peut faire avancer les choses que quand on critique les dominants.</text:span></text:p>
      <text:p text:style-name="P15"/>
      <text:p text:style-name="P19">Le métier du sociologue :</text:p>
      <text:p text:style-name="P19"/>
      <text:p text:style-name="P16">- Exposer sa démarche sociologique (ressemblance avec Durkheim)</text:p>
      <text:p text:style-name="P16">- La sociologie doit être réflexive (critique du sociologue)</text:p>
      <text:p text:style-name="P16">- <text:span text:style-name="T16">Homo Académicus sur le monde universitaire, il faut être conscient de ses propres intérêts, ses propres valeurs peuvent aussi altérer son jugement</text:span></text:p>
      <text:p text:style-name="P16"/>
      <text:p text:style-name="P20">La sociologie est un sport de combat<text:span text:style-name="T3">, elle doit être critique et servir à se défendre, néanmoins le sociologue n’est ni un prophète ni un prescripteu</text:span><text:span text:style-name="T4">r.</text:span></text:p>
      <text:p text:style-name="P20"><text:span text:style-name="T4"/></text:p>
      <text:p text:style-name="P2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1:14:42.884956920</meta:creation-date>
    <dc:date>2018-10-12T15:54:07.348317276</dc:date>
    <meta:editing-duration>PT3H50M33S</meta:editing-duration>
    <meta:editing-cycles>248</meta:editing-cycles>
    <meta:generator>LibreOffice/6.1.2.1$Linux_X86_64 LibreOffice_project/10$Build-1</meta:generator>
    <meta:document-statistic meta:table-count="0" meta:image-count="0" meta:object-count="0" meta:page-count="2" meta:paragraph-count="22" meta:word-count="428" meta:character-count="2673" meta:non-whitespace-character-count="2266"/>
  </office:meta>
</office:document-meta>
</file>